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1.929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  <style:map style:condition="cell-content()=&quot;&lt;&quot;" style:apply-style-name="Yellow" style:base-cell-address="Sheet1.C26"/>
      <style:map style:condition="cell-content()=&quot;&gt;&quot;" style:apply-style-name="Blue" style:base-cell-address="Sheet1.C26"/>
      <style:map style:condition="cell-content()=&quot;=&quot;" style:apply-style-name="Orange" style:base-cell-address="Sheet1.C26"/>
      <style:map style:condition="cell-content()=0" style:apply-style-name="Maroon" style:base-cell-address="Sheet1.C26"/>
      <style:map style:condition="cell-content()=&quot;ACC&quot;" style:apply-style-name="Green" style:base-cell-address="Sheet1.C26"/>
      <style:map style:condition="cell-content()=&quot;!&quot;" style:apply-style-name="Red" style:base-cell-address="Sheet1.C26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1"/>
        <table:table-column table:style-name="co1" table:number-columns-repeated="9" table:default-cell-style-name="ce6"/>
        <table:table-column table:style-name="co2" table:default-cell-style-name="ce6"/>
        <table:table-column table:style-name="co1" table:number-columns-repeated="16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TAKE</text:p>
          </table:table-cell>
          <table:table-cell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Binary Ops</text:p>
          </table:table-cell>
          <table:table-cell table:style-name="ce1"/>
          <table:table-cell table:style-name="ce1" office:value-type="string" calcext:value-type="string">
            <text:p>Precedence</text:p>
            <text:p>(Left to Right)</text:p>
          </table:table-cell>
          <table:table-cell table:style-name="ce1" office:value-type="string" calcext:value-type="string">
            <text:p>Unary Ops</text:p>
          </table:table-cell>
          <table:table-cell table:style-name="ce1"/>
          <table:table-cell table:style-name="ce1" office:value-type="string" calcext:value-type="string">
            <text:p>Precedence</text:p>
            <text:p>(Right to Left)</text:p>
          </table:table-cell>
          <table:table-cell table:style-name="ce1" office:value-type="string" calcext:value-type="string">
            <text:p>Grouping</text:p>
          </table:table-cell>
          <table:table-cell table:style-name="ce1"/>
          <table:table-cell table:style-name="ce1" office:value-type="string" calcext:value-type="string">
            <text:p>Literals</text:p>
          </table:table-cell>
          <table:table-cell table:style-name="ce1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IELD</text:p>
          </table:table-cell>
          <table:table-cell table:style-name="ce4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NU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SAME</text:p>
          </table:table-cell>
          <table:table-cell table:style-name="ce5" office:value-type="string" calcext:value-type="string">
            <text:p>=</text:p>
          </table:table-cell>
          <table:table-cell table:style-name="ce1"/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)</text:p>
          </table:table-cell>
          <table:table-cell table:number-columns-repeated="2" table:style-name="ce1" office:value-type="string" calcext:value-type="string">
            <text:p>ME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!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[</text:p>
          </table:table-cell>
          <table:table-cell table:number-columns-repeated="2" table:style-name="ce1" office:value-type="string" calcext:value-type="string">
            <text:p>P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ACCEPT</text:p>
          </table:table-cell>
          <table:table-cell office:value-type="string" calcext:value-type="string">
            <text:p>ACC</text:p>
          </table:table-cell>
          <table:table-cell table:style-name="ce1"/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]</text:p>
          </table:table-cell>
          <table:table-cell table:number-columns-repeated="2" table:style-name="ce1" office:value-type="string" calcext:value-type="string">
            <text:p>REGISTER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&lt;&l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SYMBOL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&gt;&g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string" calcext:value-type="string">
            <text:p>END_OF_FILE</text:p>
          </table:table-cell>
          <table:table-cell table:style-name="ce1" office:value-type="string" calcext:value-type="string">
            <text:p>$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</text:p>
          </table:table-cell>
          <table:table-cell table:style-name="ce8" office:value-type="string" calcext:value-type="string">
            <text:p>&l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EQ</text:p>
          </table:table-cell>
          <table:table-cell table:style-name="ce8" office:value-type="string" calcext:value-type="string">
            <text:p>&l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</text:p>
          </table:table-cell>
          <table:table-cell table:style-name="ce8" office:value-type="string" calcext:value-type="string">
            <text:p>&g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EQ</text:p>
          </table:table-cell>
          <table:table-cell table:style-name="ce8" office:value-type="string" calcext:value-type="string">
            <text:p>&g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EQ</text:p>
          </table:table-cell>
          <table:table-cell table:style-name="ce8" office:value-type="string" calcext:value-type="string">
            <text:p>=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NEQ</text:p>
          </table:table-cell>
          <table:table-cell table:style-name="ce8" office:value-type="string" calcext:value-type="string">
            <text:p>!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|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&amp;&amp;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||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2" table:number-rows-repeated="6">
          <table:table-cell table:style-name="Default" table:number-columns-repeated="31"/>
          <table:table-cell table:number-columns-repeated="993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7"/>
          <table:table-cell table:style-name="ce3" office:value-type="string" calcext:value-type="string" table:number-columns-spanned="29" table:number-rows-spanned="1">
            <text:p>Input</text:p>
          </table:table-cell>
          <table:covered-table-cell table:number-columns-repeated="28" table:style-name="ce7"/>
          <table:table-cell table:number-columns-repeated="993"/>
        </table:table-row>
        <table:table-row table:style-name="ro1">
          <table:table-cell table:number-columns-repeated="2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EQ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EQ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NEQ</text:p>
          </table:table-cell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MEM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END_OF_FILE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29">
            <text:p>Stack</text:p>
          </table:table-cell>
          <table:table-cell office:value-type="string" calcext:value-type="string">
            <text:p>MULTIPLY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MINUS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SHIFT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SHIFT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T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TEQ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GT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GTEQ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EQ</text:p>
          </table:table-cell>
          <table:table-cell table:number-columns-repeated="10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EQ</text:p>
          </table:table-cell>
          <table:table-cell table:number-columns-repeated="10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AND</text:p>
          </table:table-cell>
          <table:table-cell table:number-columns-repeated="12" office:value-type="string" calcext:value-type="string">
            <text:p>&lt;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OR</text:p>
          </table:table-cell>
          <table:table-cell table:number-columns-repeated="13"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14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1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NOT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PAREN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PAREN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BRACK</text:p>
          </table:table-cell>
          <table:table-cell table:number-columns-repeated="2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BRACK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U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ME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PC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EGISTER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SYMBOL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END_OF_FIL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ACC</text:p>
          </table:table-cell>
          <table:table-cell table:number-columns-repeated="993"/>
        </table:table-row>
        <calcext:conditional-formats>
          <calcext:conditional-format calcext:target-range-address="Sheet1.C26:Sheet1.AE54">
            <calcext:condition calcext:apply-style-name="Yellow" calcext:value="=&quot;&lt;&quot;" calcext:base-cell-address="Sheet1.C26"/>
            <calcext:condition calcext:apply-style-name="Blue" calcext:value="=&quot;&gt;&quot;" calcext:base-cell-address="Sheet1.C26"/>
            <calcext:condition calcext:apply-style-name="Orange" calcext:value="=&quot;=&quot;" calcext:base-cell-address="Sheet1.C26"/>
            <calcext:condition calcext:apply-style-name="Maroon" calcext:value="=0" calcext:base-cell-address="Sheet1.C26"/>
            <calcext:condition calcext:apply-style-name="Green" calcext:value="=&quot;ACC&quot;" calcext:base-cell-address="Sheet1.C26"/>
            <calcext:condition calcext:apply-style-name="Red" calcext:value="=&quot;!&quot;" calcext:base-cell-address="Sheet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Yellow" style:family="table-cell" style:parent-style-name="Blue" style:data-style-name="N100">
      <style:table-cell-properties fo:background-color="#ffff00"/>
    </style:style>
    <style:style style:name="Green" style:family="table-cell" style:parent-style-name="Default" style:data-style-name="N100">
      <style:table-cell-properties fo:background-color="#00a933" style:diagonal-bl-tr="none" style:diagonal-tl-br="none"/>
    </style:style>
    <style:style style:name="Orange" style:family="table-cell" style:parent-style-name="Default" style:data-style-name="N100">
      <style:table-cell-properties fo:background-color="#ff8000"/>
    </style:style>
    <style:style style:name="Red" style:family="table-cell" style:parent-style-name="Default" style:data-style-name="N100">
      <style:table-cell-properties fo:background-color="#ff0000" style:diagonal-bl-tr="none" style:diagonal-tl-br="none"/>
    </style:style>
    <style:style style:name="Blue" style:family="table-cell" style:parent-style-name="Default" style:data-style-name="N100">
      <style:table-cell-properties fo:background-color="#6b5e9b"/>
    </style:style>
    <style:style style:name="Untitled1" style:family="table-cell" style:parent-style-name="Default"/>
    <style:style style:name="Maroon" style:family="table-cell" style:parent-style-name="Default" style:data-style-name="N100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0:09:44.496748551</meta:creation-date>
    <dc:date>2023-03-22T22:14:57.711320852</dc:date>
    <meta:editing-duration>PT1H17M53S</meta:editing-duration>
    <meta:editing-cycles>13</meta:editing-cycles>
    <meta:generator>LibreOffice/7.3.7.2$Linux_X86_64 LibreOffice_project/30$Build-2</meta:generator>
    <meta:document-statistic meta:table-count="1" meta:cell-count="995" meta:object-count="0"/>
  </office:meta>
</office:document-meta>
</file>